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deefe3"/>
    </style:style>
    <style:style style:name="P4" style:family="paragraph" style:parent-style-name="Heading_20_2">
      <style:text-properties officeooo:rsid="05735d0c" officeooo:paragraph-rsid="05f92d26"/>
    </style:style>
    <style:style style:name="P5" style:family="paragraph" style:parent-style-name="Heading_20_2">
      <style:text-properties officeooo:rsid="05735d0c" officeooo:paragraph-rsid="06029c76"/>
    </style:style>
    <style:style style:name="P6" style:family="paragraph" style:parent-style-name="Heading_20_2">
      <style:text-properties officeooo:rsid="060497ac" officeooo:paragraph-rsid="0608ccd7"/>
    </style:style>
    <style:style style:name="P7" style:family="paragraph" style:parent-style-name="Text_20_body">
      <style:text-properties officeooo:rsid="05f6a07a" officeooo:paragraph-rsid="05f6a07a"/>
    </style:style>
    <style:style style:name="P8" style:family="paragraph" style:parent-style-name="Text_20_body">
      <style:text-properties officeooo:rsid="05f7ad5a" officeooo:paragraph-rsid="05f7ad5a"/>
    </style:style>
    <style:style style:name="P9" style:family="paragraph" style:parent-style-name="Text_20_body">
      <style:text-properties officeooo:rsid="05f8a4dc" officeooo:paragraph-rsid="05f8a4dc"/>
    </style:style>
    <style:style style:name="P10" style:family="paragraph" style:parent-style-name="Text_20_body">
      <style:text-properties officeooo:rsid="05f92d26" officeooo:paragraph-rsid="0601b4e4"/>
    </style:style>
    <style:style style:name="P11" style:family="paragraph" style:parent-style-name="Text_20_body">
      <style:paragraph-properties fo:line-height="100%"/>
      <style:text-properties officeooo:rsid="04af6545" officeooo:paragraph-rsid="04af6545"/>
    </style:style>
    <style:style style:name="P12" style:family="paragraph" style:parent-style-name="Text_20_body">
      <style:text-properties officeooo:rsid="05fad3d2" officeooo:paragraph-rsid="06009606"/>
    </style:style>
    <style:style style:name="P13" style:family="paragraph" style:parent-style-name="Text_20_body">
      <style:text-properties officeooo:rsid="05fad3d2" officeooo:paragraph-rsid="06029c76"/>
    </style:style>
    <style:style style:name="P14" style:family="paragraph" style:parent-style-name="Text_20_body">
      <style:text-properties officeooo:rsid="06009606" officeooo:paragraph-rsid="06009606"/>
    </style:style>
    <style:style style:name="P15" style:family="paragraph" style:parent-style-name="Text_20_body">
      <style:text-properties officeooo:rsid="06009606" officeooo:paragraph-rsid="06029c76"/>
    </style:style>
    <style:style style:name="P16" style:family="paragraph" style:parent-style-name="Text_20_body">
      <style:text-properties officeooo:rsid="0601b4e4" officeooo:paragraph-rsid="0601b4e4"/>
    </style:style>
    <style:style style:name="P17" style:family="paragraph" style:parent-style-name="Text_20_body">
      <style:text-properties officeooo:paragraph-rsid="060cf8ea"/>
    </style:style>
    <style:style style:name="P18" style:family="paragraph" style:parent-style-name="Heading_20_1">
      <style:paragraph-properties fo:line-height="100%"/>
      <style:text-properties officeooo:rsid="04af6545" officeooo:paragraph-rsid="04af6545"/>
    </style:style>
    <style:style style:name="P19" style:family="paragraph" style:parent-style-name="Heading_20_2">
      <style:text-properties officeooo:rsid="05735d0c" officeooo:paragraph-rsid="0649fb8e"/>
    </style:style>
    <style:style style:name="P20" style:family="paragraph" style:parent-style-name="Heading_20_2">
      <style:text-properties officeooo:paragraph-rsid="064b1871"/>
    </style:style>
    <style:style style:name="P21" style:family="paragraph" style:parent-style-name="Heading_20_2">
      <style:paragraph-properties fo:text-align="end" style:justify-single-word="false" style:writing-mode="rl-tb"/>
      <style:text-properties officeooo:rsid="0652a452" officeooo:paragraph-rsid="064b1871"/>
    </style:style>
    <style:style style:name="P22" style:family="paragraph" style:parent-style-name="Heading_20_2">
      <style:paragraph-properties fo:text-align="end" style:justify-single-word="false" style:writing-mode="rl-tb"/>
      <style:text-properties officeooo:rsid="063e9021" officeooo:paragraph-rsid="064b1871"/>
    </style:style>
    <style:style style:name="P23" style:family="paragraph" style:parent-style-name="Text_20_body">
      <style:text-properties officeooo:rsid="0601b4e4" officeooo:paragraph-rsid="0629c411"/>
    </style:style>
    <style:style style:name="P24" style:family="paragraph" style:parent-style-name="Text_20_body">
      <style:text-properties officeooo:rsid="0601b4e4" officeooo:paragraph-rsid="0649fb8e"/>
    </style:style>
    <style:style style:name="P25" style:family="paragraph" style:parent-style-name="Text_20_body">
      <style:text-properties officeooo:rsid="0650cbda" officeooo:paragraph-rsid="0649fb8e"/>
    </style:style>
    <style:style style:name="P26" style:family="paragraph" style:parent-style-name="Text_20_body">
      <style:text-properties officeooo:paragraph-rsid="0649fb8e"/>
    </style:style>
    <style:style style:name="P27" style:family="paragraph" style:parent-style-name="Text_20_body">
      <style:text-properties officeooo:rsid="05e93b0c" officeooo:paragraph-rsid="064b1871"/>
    </style:style>
    <style:style style:name="P28" style:family="paragraph" style:parent-style-name="Text_20_body">
      <style:text-properties officeooo:rsid="05eb2c2d" officeooo:paragraph-rsid="064b1871"/>
    </style:style>
    <style:style style:name="P29" style:family="paragraph" style:parent-style-name="Text_20_body">
      <style:text-properties officeooo:rsid="0611694f" officeooo:paragraph-rsid="064b1871"/>
    </style:style>
    <style:style style:name="P30" style:family="paragraph" style:parent-style-name="Text_20_body">
      <style:text-properties officeooo:rsid="063a2f8c" officeooo:paragraph-rsid="064b1871"/>
    </style:style>
    <style:style style:name="P31" style:family="paragraph" style:parent-style-name="Text_20_body">
      <style:text-properties officeooo:rsid="063b17bb" officeooo:paragraph-rsid="064b1871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5e93b0c" officeooo:paragraph-rsid="064b1871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rsid="05eb2c2d" officeooo:paragraph-rsid="064b1871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rsid="0611694f" officeooo:paragraph-rsid="064b1871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5e93b0c" officeooo:paragraph-rsid="064b1871"/>
    </style:style>
    <style:style style:name="P36" style:family="paragraph" style:parent-style-name="Text_20_body">
      <style:paragraph-properties fo:text-align="end" style:justify-single-word="false" style:writing-mode="rl-tb"/>
      <style:text-properties officeooo:rsid="05eb2c2d" officeooo:paragraph-rsid="064b1871"/>
    </style:style>
    <style:style style:name="P37" style:family="paragraph" style:parent-style-name="Text_20_body">
      <style:paragraph-properties fo:text-align="end" style:justify-single-word="false" style:writing-mode="rl-tb"/>
      <style:text-properties officeooo:rsid="0611694f" officeooo:paragraph-rsid="064b1871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4f4870" style:font-weight-asian="bold" style:font-weight-complex="bold"/>
    </style:style>
    <style:style style:name="T4" style:family="text">
      <style:text-properties officeooo:rsid="05f3078d"/>
    </style:style>
    <style:style style:name="T5" style:family="text">
      <style:text-properties officeooo:rsid="05f7ad5a"/>
    </style:style>
    <style:style style:name="T6" style:family="text">
      <style:text-properties officeooo:rsid="05f8a4dc"/>
    </style:style>
    <style:style style:name="T7" style:family="text">
      <style:text-properties officeooo:rsid="0629c411"/>
    </style:style>
    <style:style style:name="T8" style:family="text">
      <style:text-properties officeooo:rsid="062debeb"/>
    </style:style>
    <style:style style:name="T9" style:family="text">
      <style:text-properties officeooo:rsid="0641c5de"/>
    </style:style>
    <style:style style:name="T10" style:family="text">
      <style:text-properties officeooo:rsid="06444024"/>
    </style:style>
    <style:style style:name="T11" style:family="text">
      <style:text-properties officeooo:rsid="064f4870"/>
    </style:style>
    <style:style style:name="T12" style:family="text">
      <style:text-properties officeooo:rsid="0650cbda"/>
    </style:style>
    <style:style style:name="T13" style:family="text">
      <style:text-properties officeooo:rsid="065efeae"/>
    </style:style>
    <style:style style:name="T14" style:family="text">
      <style:text-properties officeooo:rsid="064cb271"/>
    </style:style>
    <style:style style:name="T15" style:family="text">
      <style:text-properties officeooo:rsid="06587b57"/>
    </style:style>
    <style:style style:name="T16" style:family="text">
      <style:text-properties officeooo:rsid="065371a3"/>
    </style:style>
    <style:style style:name="T17" style:family="text">
      <style:text-properties officeooo:rsid="0656ce9a"/>
    </style:style>
    <style:style style:name="T18" style:family="text">
      <style:text-properties officeooo:rsid="0611766a"/>
    </style:style>
    <style:style style:name="T19" style:family="text">
      <style:text-properties officeooo:rsid="06551c8b"/>
    </style:style>
    <style:style style:name="T20" style:family="text">
      <style:text-properties officeooo:rsid="065674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T1">מטלה</text:span> <text:span text:style-name="T4">- חלוקת חפצים בדידים</text:span></text:h>
      <text:p text:style-name="P11">יש לענות על שאלה אחת לבחירתכם.</text:p>
      <text:p text:style-name="P6"/>
      <text:p text:style-name="P3">שאלה 2: אלגוריתם מעגלי הקנאה - סדר החפצים</text:p>
      <text:p text:style-name="P7">כזכור, אלגוריתם מעגלי-הקנאה מתחיל בכך שהוא מסדר את החפצים בסדר שרירותי כלשהו. <text:span text:style-name="T5">כלומר, בכל סדר שבו נסדר את החפצים, אנחנו עשויים לקבל תוצאה שונה.</text:span></text:p>
      <text:p text:style-name="P8">א. <text:span text:style-name="T6">הראו דוגמה עם 3 אנשים ו-3 חפצים, שבה כל סידור של החפצים נותן תוצאה אחרת (סה"כ 6 תוצאות).</text:span></text:p>
      <text:p text:style-name="P9">ב. הראו דוגמה עם 3 אנשים ו-3 חפצים, שבה כל סידור של החפצים נותן אותה תוצאה.</text:p>
      <text:p text:style-name="P9">ג. הראו דוגמה עם 3 אנשים ו-3 חפצים, שבה מספר התוצאות האפשריות גדול מ-1 וקטן מ-6.</text:p>
      <text:p text:style-name="P17"/>
      <text:p text:style-name="P17"/>
      <text:p text:style-name="P4">שאלה 3: מיקסום מכפלת הערכים - חפצים רציפים</text:p>
      <text:p text:style-name="P12">כזכור, למדנו שאלגוריתם מיקסום-מכפלת-הערכים נותן חלוקה שהיא ללא קנאה כאשר החפצים הם רציפים (ניתנים לחיתוך). תנו דוגמאות לחלוקה של 3 חפצים רציפים בין 2 אנשים, שבהן:</text:p>
      <text:p text:style-name="P14">א. אלגוריתם מיקסום-מכפלת-הערכים לא צריך לחתוך אף חפץ.</text:p>
      <text:p text:style-name="P14">ב. אלגוריתם מיקסום-מכפלת-הערכים צריך לחתוך חפץ אחד בדיוק.</text:p>
      <text:p text:style-name="P16">ג. אלגוריתם מיקסום-מכפלת-הערכים צריך לחתוך שני חפצים בדיוק.</text:p>
      <text:p text:style-name="P16">ד. אלגוריתם מיקסום-מכפלת-הערכים צריך לחתוך שלושה חפצים בדיוק.</text:p>
      <text:p text:style-name="P10"/>
      <text:p text:style-name="P5">שאלה 4: מיקסום מכפלת הערכים - חפצים בדידים</text:p>
      <text:p text:style-name="P13">כזכור, למדנו שאלגוריתם מיקסום-מכפלת-הערכים נותן חלוקה שהיא ללא-קנאה-מלבד-1 כאשר החפצים הם בדידים (לא ניתנים לחיתוך). תנו דוגמאות לחלוקה של 4 חפצים בדידים בין 2 אנשים, שבהן:</text:p>
      <text:p text:style-name="P15">א. אלגוריתם מיקסום-מכפלת-הערכים מחזיר חלוקה שהיא ממש ללא קנאה.</text:p>
      <text:p text:style-name="P15">ב. אלגוריתם מיקסום-מכפלת-הערכים <text:span text:style-name="T7">נותן חפץ 1 לאדם אחד ו-3 חפצים לשני.</text:span></text:p>
      <text:p text:style-name="P23">ג. אלגוריתם מיקסום-מכפלת-<text:span text:style-name="T7">הערכים נותן נותן 2 חפצים לכל אחד.</text:span></text:p>
      <text:p text:style-name="P23"/>
      <text:p text:style-name="P19"><text:soft-page-break/>שאלה 2: <text:span text:style-name="T11">הגינות, יעילות, ומיקסום המכפלה</text:span></text:p>
      <text:p text:style-name="P25">בשיעור הראינו, שכל חלוקה הממקסמת את מכפלת הערכים, היא יעילה-פארטו וללא-קנאה (עד כדי חפץ אחד). </text:p>
      <text:p text:style-name="P26">הראו <text:span text:style-name="T12">שהכיוון ההפוך לא בהכרח נכון: הראו דוגמה לחלוקה ללא-קנאה ויעילה-פארטו, </text:span><text:span text:style-name="T3">שאינה</text:span><text:span text:style-name="T11"> ממקסמת את מכפלת הערכים.</text:span></text:p>
      <text:p text:style-name="P24"/>
      <text:p text:style-name="P20">שאלה <text:span text:style-name="T13">5: תיכנות - חלוקה ללא-קנאה-בקירוב</text:span></text:p>
      <text:p text:style-name="P27">נתונה המחלקה הבאה:</text:p>
      <text:p text:style-name="P32">class Agent:</text:p>
      <text:p text:style-name="P32"><text:tab/><text:span text:style-name="T9">def </text:span>item_value(item_index:int)→float: ...</text:p>
      <text:p text:style-name="P35">המחלקה מייצגת שחקן המשתתף במשחק חלוקה הוגנת. יש בה פונקציה אחת המתארת את הערך שהשחקן מייחס לחפץ שהאינדקס שלו הוא item_index.</text:p>
      <text:p text:style-name="P28">כיתבו פונקציה הבודקת האם חלוקת-חפצים נתונה כלשהי היא EF<text:span text:style-name="T14">1. </text:span>כותרת הפונקציה:</text:p>
      <text:p text:style-name="P33"><text:span text:style-name="T10">def </text:span>is_EF<text:span text:style-name="T15">1</text:span>(agents:<text:span text:style-name="T10">List[Agent]</text:span>, bundles:<text:span text:style-name="T10">List[int]</text:span>)-<text:span text:style-name="T10">&gt;bool: ...</text:span></text:p>
      <text:p text:style-name="P36">הפרמטר agents הוא מערך בגודל n המייצג את השחקנים.</text:p>
      <text:p text:style-name="P36">הפרמטר bundles הוא מערך באותו גודל - n - המייצג את החלוקה: bundle[i] הוא אוסף אינדקסי החפצים שמקבל שחקן i.</text:p>
      <text:p text:style-name="P36"/>
      <text:p text:style-name="P21"/>
      <text:p text:style-name="P36"/>
      <text:p text:style-name="P21">שאלה <text:span text:style-name="T13">6: תיכנות </text:span>מתקדם –<text:span text:style-name="T8"> </text:span>מיקסום <text:span text:style-name="T16">המכפלה</text:span> עם מספרים שלמים</text:p>
      <text:p text:style-name="P29"><text:span text:style-name="T2">תזכורת</text:span>: בבעיית <text:span text:style-name="T16">החלוקה </text:span>שלמדנו <text:span text:style-name="T16">בשיעור האחרון</text:span>, יש n אנשים ו-m <text:span text:style-name="T16">חפצים בדידים</text:span>, וכל אדם מייחס ערך לכל <text:span text:style-name="T16">חפץ</text:span>. ניתן לייצג כל בעיה כזאת כמטריצה עם n שורות ו-m עמודות, שבה הערך בשורה i ועמודה j הוא הערך שמייחס אדם i למשאב j.</text:p>
      <text:p text:style-name="P29">כיתבו פונקציה בפייתון, בעזרת cvxpy, המקבלת כקלט מטריצה כזאת, וכותבת למסך תיאור של חלוקה <text:span text:style-name="T17">הממקסמת את מכפלת הערכים. <text:s text:c="4"/>הניחו שכל הערכים הם מספרים שלמים בין 1 ל-10.</text:span></text:p>
      <text:p text:style-name="P29">לדוגמה, אם הקלט <text:span text:style-name="T18">הוא:</text:span></text:p>
      <text:p text:style-name="P34">[[<text:span text:style-name="T19">1, 4, 9</text:span>],<text:line-break/> [<text:span text:style-name="T19">9, 5, 1</text:span>]]</text:p>
      <text:p text:style-name="P37">אז הפלט הוא:</text:p>
      <text:p text:style-name="P34"><text:soft-page-break/>Agent #1 gets <text:span text:style-name="T20">item</text:span> #<text:span text:style-name="T20">3,</text:span></text:p>
      <text:p text:style-name="P34">Agent #2 gets <text:span text:style-name="T20">items #1, #2</text:span>.</text:p>
      <text:p text:style-name="P34"/>
      <text:p text:style-name="P20">שאלה <text:span text:style-name="T13">7: כמה חלוקות יעילות-פארטו יש?</text:span></text:p>
      <text:p text:style-name="P30">תארו בעיית חלוקה של חמישה חפצים בין שני שחקנים, שבה מספר החלוקות היעילות-פארטו ללא שיתופים הוא:</text:p>
      <text:p text:style-name="P30">א. בדיוק 6; <text:s text:c="4"/>ב. בדיוק 7; <text:s text:c="4"/>ג. בדיוק 10; <text:s text:c="3"/>ד. בדיוק 17; <text:s text:c="4"/>ה. בדיוק 32.</text:p>
      <text:p text:style-name="P31">(למה דווקא מספרים אלה?)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1-18T15:12:52.039000000</dc:date>
    <meta:editing-duration>P11DT22H24M14S</meta:editing-duration>
    <meta:editing-cycles>1435</meta:editing-cycles>
    <meta:document-statistic meta:table-count="0" meta:image-count="0" meta:object-count="0" meta:page-count="3" meta:paragraph-count="44" meta:word-count="489" meta:character-count="2857" meta:non-whitespace-character-count="2389"/>
  </office:meta>
</office:document-meta>
</file>